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9b1" officeooo:paragraph-rsid="00048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Para ajudar no banco de dados utilizar knex</text:p>
      <text:p text:style-name="P1"><text:tab/>-Procurar na documentação dele o que fazer para cada banco de dados</text:p>
      <text:p text:style-name="P1"><text:tab/>-Utilizar Migrate (procurar documentação no site del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7:11:38.985173355</meta:creation-date>
    <meta:generator>LibreOffice/6.0.7.3$Linux_X86_64 LibreOffice_project/00m0$Build-3</meta:generator>
    <dc:date>2020-03-24T17:13:12.055983960</dc:date>
    <meta:editing-duration>PT1M36S</meta:editing-duration>
    <meta:editing-cycles>1</meta:editing-cycles>
    <meta:document-statistic meta:table-count="0" meta:image-count="0" meta:object-count="0" meta:page-count="1" meta:paragraph-count="3" meta:word-count="27" meta:character-count="168" meta:non-whitespace-character-count="142"/>
  </office:meta>
</office:document-meta>
</file>